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Они заблокированы для того, чтобы случайно что-нибудь на них не поменять. В случае желания покопаться в работе таблицы пароль к этим листам: «vostok». 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1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ROUNDDOWN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COM.MICROSOFT.IFS([$Настройки.B2]=[$БД.A7];1;1;0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[$'Покупные изделия'.C58]/2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7T14:35:21.244000000</dc:date>
    <meta:editing-duration>P4DT7H1M49S</meta:editing-duration>
    <meta:editing-cycles>176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